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231845"/>
    </style:style>
    <style:style style:name="P2" style:family="paragraph" style:parent-style-name="Heading_20_2">
      <style:text-properties officeooo:rsid="00231845" officeooo:paragraph-rsid="00231845"/>
    </style:style>
    <style:style style:name="P3" style:family="paragraph" style:parent-style-name="Standard">
      <style:text-properties officeooo:paragraph-rsid="00221fbf"/>
    </style:style>
    <style:style style:name="P4" style:family="paragraph" style:parent-style-name="Text_20_body">
      <style:text-properties officeooo:rsid="00231845" officeooo:paragraph-rsid="00231845"/>
    </style:style>
    <style:style style:name="P5" style:family="paragraph" style:parent-style-name="Text_20_body">
      <style:text-properties officeooo:rsid="00299e21" officeooo:paragraph-rsid="00231845"/>
    </style:style>
    <style:style style:name="P6" style:family="paragraph" style:parent-style-name="Text_20_body" style:list-style-name="L1">
      <style:text-properties officeooo:paragraph-rsid="00231845"/>
    </style:style>
    <style:style style:name="P7" style:family="paragraph" style:parent-style-name="Text_20_body" style:list-style-name="L1">
      <style:text-properties officeooo:rsid="00231845" officeooo:paragraph-rsid="00231845"/>
    </style:style>
    <style:style style:name="T1" style:family="text">
      <style:text-properties officeooo:rsid="00212583"/>
    </style:style>
    <style:style style:name="T2" style:family="text">
      <style:text-properties officeooo:rsid="00221fbf"/>
    </style:style>
    <style:style style:name="T3" style:family="text">
      <style:text-properties officeooo:rsid="002497fd"/>
    </style:style>
    <style:style style:name="T4" style:family="text">
      <style:text-properties officeooo:rsid="00266d09"/>
    </style:style>
    <style:style style:name="T5" style:family="text">
      <style:text-properties officeooo:rsid="00299e21"/>
    </style:style>
    <style:style style:name="T6" style:family="text">
      <style:text-properties officeooo:rsid="002ba030"/>
    </style:style>
    <style:style style:name="T7" style:family="text">
      <style:text-properties style:font-name="Liberation Sans" fo:font-size="18.2000007629395pt" fo:font-weight="bold" officeooo:rsid="002ba030" style:font-name-asian="Microsoft YaHei" style:font-size-asian="18.2000007629395pt" style:font-weight-asian="bold" style:font-name-complex="Mangal" style:font-size-complex="18.2000007629395pt" style:font-weight-complex="bold"/>
    </style:style>
    <style:style style:name="T8" style:family="text">
      <style:text-properties officeooo:rsid="002c4c7a"/>
    </style:style>
    <style:style style:name="T9" style:family="text">
      <style:text-properties officeooo:rsid="00231845"/>
    </style:style>
    <style:style style:name="T10" style:family="text">
      <style:text-properties officeooo:rsid="002ea5de"/>
    </style:style>
    <style:style style:name="T11"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 text:name="Document"/>
      </text:sequence-decls>
      <text:h text:style-name="Heading_20_1" text:outline-level="1">Fake news : <text:span text:style-name="T7">Plates-formes</text:span> de partage de contenus</text:h>
      <text:p text:style-name="P3"><text:span text:style-name="T2">Lire les documents, puis</text:span> <text:span text:style-name="T1">répondre à la question suivante sous la forme d'un paragraphe argumenté.</text:span></text:p>
      <text:p text:style-name="Quotations"><text:span text:style-name="T1">L</text:span>es <text:span text:style-name="T6">plates-formes</text:span> <text:span text:style-name="T6">commerciales de partage de contenu </text:span>(Facebook, Youtube, etc.) favorisent-<text:span text:style-name="T6">elles</text:span> la propagation des fake news ?</text:p>
      <text:p text:style-name="Document"><text:span text:style-name="Main_20_index_20_entry">Document </text:span><text:span text:style-name="Main_20_index_20_entry"><text:sequence text:ref-name="refDocument0" text:name="Document" text:formula="ooow:Document+1" style:num-format="1">1</text:sequence></text:span><text:span text:style-name="Main_20_index_20_entry"> :</text:span> Extrait d’une intervention de Benjamin Bayart, lors d’un débat dans l’émission « La méthode scientifique », France Culture, 22/02/2019.</text:p>
      <text:p text:style-name="Quotations">Mentir pour manipuler l’opinion, c’est quelque chose de relativement courant. Ça, c’est de la responsabilité du menteur. En revanche, ce que fait Facebook, c’est hiérarchiser l’information, et mettre en avant certaines informations plus que d’autres. Et en particulier, pour reprendre le terme qui a été donné, c’est mettre en avant les articles les plus « pute-à-clic » parce que ce sont ceux qui entraînent le plus d’engagement, c’est-à-dire qui vous énervent parce qu’ils disent des choses fausses, ou qui vous énervent parce qu’ils disent des choses extrêmement outrageantes, et ça, ça provoque de l’engagement, et pour la consommation publicitaire, c’est très bon. Donc les mécanismes de classement mettent ça en avant de manière très spontanée. Et ça, ça c’est pas la responsabilité du menteur qui a menti au départ, c’est la responsabilité de Facebook, qui fait le classement.</text:p>
      <text:p text:style-name="Document"><text:span text:style-name="Main_20_index_20_entry">Document </text:span><text:span text:style-name="Main_20_index_20_entry"><text:sequence text:ref-name="refDocument1" text:name="Document" text:formula="ooow:Document+1" style:num-format="1">2</text:sequence></text:span><text:span text:style-name="Main_20_index_20_entry"> :</text:span> Alerte aux fake news !, Marie Guichoux, L’Obs n° 2827, 10/01/2019.</text:p>
      <text:p text:style-name="Quotations">Le web 2.0, imaginé comme une vaste agora collaborative, a produit in fine de l’entre-soi. Nous échangeons au sein de « bulles » grâce à une personnalisation mise en place à notre insu. C’est l’œuvre des algorithmes. Guillaume Chaslot, fondateur d’AlgoTransparency et ex-salarié de YouTube, a révélé le pot aux roses sur le système de recommandations des vidéos du mastodonte. « Je me suis rendu compte que les algorithmes qu’on produisait enfermaient les utilisateurs dans des <text:span text:style-name="T6">"</text:span>bulles filtrantes<text:span text:style-name="T6">"</text:span> », a-t-il raconté. Il avait proposé de donner plus de contrôle à l’utilisateur « afin qu’il ne se fasse pas entraîner de manière passive dans des groupes de vidéos juteuses pour YouTube, comme celles des théories du complot ». Aucun responsable de la firme n’a poussé le projet. Et pour cause : ces correctifs risquaient de réduire le temps de visionnage, un sérieux manque à gagner. Conclusion de Chaslot : « Le cœur du problème, ce ne sont pas les fake news, mais le fait que celles-ci soient recommandées automatiquement. Si les gens voyaient à quel point l’algorithme amplifie les théories racistes ou fascistes, qui font le plus réagir et maximisent le temps de vue, ils inciteraient YouTube et Facebook à agir. »</text:p>
      <text:h text:style-name="P2" text:outline-level="2">Paragraphe argumenté</text:h>
      <text:p text:style-name="P4">Un paragrahe argumenté est composé des quatre étapes suivantes, <text:span text:style-name="T4">en une dizaine de lignes environ</text:span>.</text:p>
      <text:list xml:id="list71983527" text:style-name="L1">
        <text:list-item>
          <text:p text:style-name="P7">Annonce de l'idée de l'argument (prendre position).</text:p>
        </text:list-item>
        <text:list-item>
          <text:p text:style-name="P7">Explication (préciser, expliquer la position <text:span text:style-name="T3">prise</text:span>) : « En effet… ».</text:p>
        </text:list-item>
        <text:list-item>
          <text:p text:style-name="P6"><text:span text:style-name="T9">Illustration (</text:span><text:span text:style-name="T8">citer</text:span><text:span text:style-name="T9"> les documents) : « Ainsi… ».</text:span></text:p>
        </text:list-item>
        <text:list-item>
          <text:p text:style-name="P7">Conclusion (<text:span text:style-name="T3">énoncer à nouveau </text:span>la position <text:span text:style-name="T3">prise</text:span>) : « Donc… ».</text:p>
        </text:list-item>
      </text:list>
      <text:h text:style-name="P1" text:outline-level="2">Barème <text:span text:style-name="T5">(à découper et à coller sur votre copie)</text:span></text:h>
      <text:p text:style-name="P4">Chacun des items suivants est noté sur un point.</text:p>
      <text:p text:style-name="P5">…/1<text:tab/>Les quatre étapes du paragraphe argumenté sont présentes.</text:p>
      <text:p text:style-name="P4"><text:span text:style-name="T5">…/1<text:tab/></text:span>L'argumentation est cohérente.</text:p>
      <text:p text:style-name="P4"><text:span text:style-name="T5">…/1<text:tab/></text:span>L'argumentation est pertinente.</text:p>
      <text:p text:style-name="P5">…/1<text:tab/>Les documents sont correctement <text:span text:style-name="T10">cité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master-page-name="">
      <loext:graphic-properties draw:fill="none" draw:fill-color="#729fcf"/>
      <style:paragraph-properties fo:margin-left="0.101cm" fo:margin-right="0.101cm" fo:margin-top="0cm" fo:margin-bottom="0cm" style:contextual-spacing="false" fo:text-align="justify" style:justify-single-word="false" fo:text-indent="0cm" style:auto-text-indent="false" style:page-number="auto" fo:background-color="transparent" fo:padding="0.101cm" fo:border="0.51pt solid #000000" style:join-border="true">
        <style:tab-stops/>
        <style:drop-cap/>
      </style:paragraph-properties>
    </style:style>
    <style:style style:name="Document" style:family="paragraph" style:parent-style-name="Caption" style:next-style-name="Quotations" style:default-outline-level="" style:list-style-name="" style:master-page-name="">
      <loext:graphic-properties draw:fill="none" draw:fill-color="#729fcf"/>
      <style:paragraph-properties fo:margin-top="0.499cm" fo:margin-bottom="0.21cm" style:contextual-spacing="false" fo:text-align="start" style:justify-single-word="false" style:page-number="auto" fo:background-color="transparen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3cm" fo:margin-right="1.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1T20:46:15.513465251</meta:creation-date>
    <meta:editing-duration>PT4M50S</meta:editing-duration>
    <meta:editing-cycles>3</meta:editing-cycles>
    <meta:generator>LibreOffice/7.0.4.2$Linux_X86_64 LibreOffice_project/00$Build-2</meta:generator>
    <meta:initial-creator>Louis Paternault</meta:initial-creator>
    <dc:description>Copyright 2019—2020 Louis Paternault — http://snt.ababsurdo.fr

Publié sous licence Creative Commons Attribution-ShareAlike 4.0 International (CC BY-SA 4.0)
http://creativecommons.org/licenses/by-sa/4.0/deed.fr
</dc:description>
    <dc:date>2021-03-11T21:44:58.819248768</dc:date>
    <dc:creator>Louis Paternault</dc:creator>
    <meta:document-statistic meta:table-count="0" meta:image-count="0" meta:object-count="0" meta:page-count="1" meta:paragraph-count="19" meta:word-count="514" meta:character-count="3217" meta:non-whitespace-character-count="2726"/>
  </office:meta>
</office:document-meta>
</file>